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Text_20_body" style:list-style-name="L1">
      <style:text-properties officeooo:paragraph-rsid="004fe0d0"/>
    </style:style>
    <style:style style:name="P9" style:family="paragraph" style:parent-style-name="Text_20_body" style:list-style-name="L1">
      <style:text-properties officeooo:paragraph-rsid="0059e008"/>
    </style:style>
    <style:style style:name="P10" style:family="paragraph" style:parent-style-name="Text_20_body" style:list-style-name="L1">
      <style:text-properties officeooo:paragraph-rsid="005c33ad"/>
    </style:style>
    <style:style style:name="P11" style:family="paragraph" style:parent-style-name="Text_20_body" style:list-style-name="L1">
      <style:text-properties officeooo:paragraph-rsid="00a9810b"/>
    </style:style>
    <style:style style:name="P12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style:style style:name="T17" style:family="text">
      <style:text-properties style:font-name="Liberation Seri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8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9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9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0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1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2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Text_20_body"><text:span text:style-name="Source_20_Text"><text:span text:style-name="T12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<text:span text:style-name="T1">Різне</text:span></text:span></text:h>
      <text:p text:style-name="P4"><text:span text:style-name="Source_20_Text"><text:span text:style-name="T16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4T23:38:34.536183723</dc:date>
    <meta:editing-duration>P1DT17H19M19S</meta:editing-duration>
    <meta:editing-cycles>130</meta:editing-cycles>
    <dc:title>Нотатки до фанфіку</dc:title>
    <meta:document-statistic meta:table-count="0" meta:image-count="0" meta:object-count="0" meta:page-count="1" meta:paragraph-count="16" meta:word-count="134" meta:character-count="855" meta:non-whitespace-character-count="740"/>
  </office:meta>
</office:document-meta>
</file>